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aea79f" draw:opacity="35%" draw:textarea-horizontal-align="justify" draw:textarea-vertical-align="middle" draw:auto-grow-height="false" draw:shadow-opacity="35%"/>
    </style:style>
    <style:style style:name="gr2" style:family="graphic" style:parent-style-name="standard">
      <style:graphic-properties draw:fill-color="#23ff23" draw:opacity="35%" draw:textarea-horizontal-align="justify" draw:textarea-vertical-align="middle" draw:auto-grow-height="false" draw:shadow-opacity="35%"/>
    </style:style>
    <style:style style:name="gr3" style:family="graphic" style:parent-style-name="standard">
      <style:graphic-properties draw:stroke="none" draw:fill-color="#2300dc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b80047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-color="#4c4c4c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ff"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color="#800000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cm" svg:stroke-color="#008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family="TeXGyreTermes" style:font-pitch="variable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1" draw:layer="layout" svg:width="7.455cm" svg:height="7.457cm" svg:x="10.661cm" svg:y="7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2.58cm" svg:height="2.604cm" svg:x="13.079cm" svg:y="9.8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01cm" svg:height="0.495cm" svg:x="13.902cm" svg:y="11.4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503cm" svg:height="0.492cm" svg:x="14.332cm" svg:y="10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503cm" svg:height="0.492cm" svg:x="15.622cm" svg:y="9.5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503cm" svg:height="0.492cm" svg:x="13.273cm" svg:y="13.7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503cm" svg:height="0.492cm" svg:x="13.758cm" svg:y="7.9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501cm" svg:height="0.492cm" svg:x="10.383cm" svg:y="10.5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502cm" svg:height="0.492cm" svg:x="16.498cm" svg:y="11.1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893cm" svg:height="1.342cm" draw:transform="rotate (0.448898683612941) translate (13.885cm 11.1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995cm" svg:height="1.526cm" draw:transform="rotate (0.448898683612941) translate (13.333cm 10.2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8cm" svg:y1="10cm" svg:x2="14.9cm" svg:y2="12.3cm">
          <text:p/>
        </draw:line>
        <draw:line draw:style-name="gr9" draw:text-style-name="P1" draw:layer="layout" svg:x1="10.461cm" svg:y1="10.8cm" svg:x2="8.8cm" svg:y2="10.8cm">
          <text:p/>
        </draw:line>
        <draw:custom-shape draw:style-name="gr5" draw:text-style-name="P1" draw:layer="layout" svg:width="0.503cm" svg:height="0.492cm" svg:x="14.497cm" svg:y="12.7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1" draw:layer="layout" svg:x1="13.885cm" svg:y1="11.8cm" svg:x2="10cm" svg:y2="13.4cm">
          <text:p/>
        </draw:line>
        <draw:line draw:style-name="gr9" draw:text-style-name="P1" draw:layer="layout" svg:x1="14.332cm" svg:y1="10.6cm" svg:x2="10cm" svg:y2="9.2cm">
          <text:p/>
        </draw:line>
        <draw:line draw:style-name="gr9" draw:text-style-name="P1" draw:layer="layout" svg:x1="14.2cm" svg:y1="10.8cm" svg:x2="10cm" svg:y2="12cm">
          <text:p/>
        </draw:line>
        <draw:line draw:style-name="gr9" draw:text-style-name="P1" draw:layer="layout" svg:x1="10cm" svg:y1="11.999cm" svg:x2="8.8cm" svg:y2="11.999cm">
          <text:p/>
        </draw:line>
        <draw:line draw:style-name="gr9" draw:text-style-name="P1" draw:layer="layout" svg:x1="10cm" svg:y1="13.4cm" svg:x2="8.8cm" svg:y2="13.4cm">
          <text:p/>
        </draw:line>
        <draw:line draw:style-name="gr9" draw:text-style-name="P1" draw:layer="layout" svg:x1="10cm" svg:y1="9.2cm" svg:x2="8.8cm" svg:y2="9.2cm">
          <text:p/>
        </draw:line>
        <draw:frame draw:style-name="gr10" draw:text-style-name="P2" draw:layer="layout" svg:width="3.4cm" svg:height="0.823cm" svg:x="5.4cm" svg:y="10.373cm">
          <draw:text-box>
            <text:p text:style-name="P2"><text:span text:style-name="T1">Last neighbour</text:span></text:p>
          </draw:text-box>
        </draw:frame>
        <draw:frame draw:style-name="gr10" draw:text-style-name="P2" draw:layer="layout" svg:width="3.8cm" svg:height="0.823cm" svg:x="5.1cm" svg:y="8.777cm">
          <draw:text-box>
            <text:p text:style-name="P2"><text:span text:style-name="T1">Bound neighbour</text:span></text:p>
          </draw:text-box>
        </draw:frame>
        <draw:frame draw:style-name="gr10" draw:text-style-name="P2" draw:layer="layout" svg:width="3.4cm" svg:height="0.823cm" svg:x="5.4cm" svg:y="11.474cm">
          <draw:text-box>
            <text:p text:style-name="P2"><text:span text:style-name="T1">Semi-major axis</text:span></text:p>
          </draw:text-box>
        </draw:frame>
        <draw:frame draw:style-name="gr10" draw:text-style-name="P2" draw:layer="layout" svg:width="3.4cm" svg:height="0.823cm" svg:x="5.4cm" svg:y="12.975cm">
          <draw:text-box>
            <text:p text:style-name="P2"><text:span text:style-name="T1">Central star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1cm" fo:text-indent="0cm"/>
      <style:text-properties style:use-window-font-color="true" style:text-outline="false" style:text-line-through-style="none" fo:font-family="'Liberation Sans'" style:font-family-generic="roman" style:font-pitch="variable" fo:font-size="31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1cm" fo:text-indent="0cm"/>
      <style:text-properties fo:font-size="27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3cm" fo:text-indent="0cm"/>
      <style:text-properties fo:font-size="23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cm" fo:text-indent="0cm"/>
      <style:text-properties fo:font-size="19.7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9.7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9.7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9.7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9.7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9.7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3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2cm" svg:height="3.505cm" svg:x="1.393cm" svg:y="0.829cm" presentation:class="title" presentation:placeholder="true">
        <draw:text-box/>
      </draw:frame>
      <draw:frame presentation:style-name="Standard-outline1" draw:layer="backgroundobjects" svg:width="24.639cm" svg:height="12.18cm" svg:x="1.393cm" svg:y="4.905cm" presentation:class="outline" presentation:placeholder="true">
        <draw:text-box/>
      </draw:frame>
      <draw:frame presentation:style-name="Mpr1" draw:text-style-name="MP1" draw:layer="backgroundobjects" svg:width="6.524cm" svg:height="1.449cm" svg:x="1.393cm" svg:y="19.12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4cm" svg:height="1.449cm" svg:x="9.567cm" svg:y="19.12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4cm" svg:height="1.449cm" svg:x="20.069cm" svg:y="19.122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en Dorval</meta:initial-creator>
    <meta:creation-date>2014-05-25T15:37:06</meta:creation-date>
    <dc:date>2016-07-25T10:21:04</dc:date>
    <dc:creator>Julien Dorval</dc:creator>
    <meta:editing-duration>PT18H45S</meta:editing-duration>
    <meta:editing-cycles>38</meta:editing-cycles>
    <meta:generator>LibreOffice/3.5$Linux_X86_64 LibreOffice_project/350m1$Build-2</meta:generator>
    <meta:document-statistic meta:object-count="47"/>
  </office:meta>
</office:document-meta>
</file>